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1" style:family="table">
      <style:table-properties style:width="17cm" table:align="left" style:writing-mode="lr-tb"/>
    </style:style>
    <style:style style:name="Tabela11.A" style:family="table-column">
      <style:table-column-properties style:column-width="17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04cm" fo:margin-left="0cm" fo:margin-right="-0.004c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3.014cm" style:rel-column-width="1709*"/>
    </style:style>
    <style:style style:name="Tabela12.B" style:family="table-column">
      <style:table-column-properties style:column-width="5.486cm" style:rel-column-width="3110*"/>
    </style:style>
    <style:style style:name="Tabela12.C" style:family="table-column">
      <style:table-column-properties style:column-width="1.716cm" style:rel-column-width="973*"/>
    </style:style>
    <style:style style:name="Tabela12.D" style:family="table-column">
      <style:table-column-properties style:column-width="6.787cm" style:rel-column-width="3848*"/>
    </style:style>
    <style:style style:name="Tabela12.1" style:family="table-row">
      <style:table-row-properties fo:background-color="transparent" style:keep-together="true" fo:keep-together="auto">
        <style:background-image/>
      </style:table-row-properties>
    </style:style>
    <style:style style:name="Tabela1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2.B1" style:family="table-cell">
      <style:table-cell-properties style:vertical-align="middle" fo:padding="0.097cm" fo:border="0.002cm solid #000000"/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left" style:writing-mode="lr-tb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fo:padding="0.097cm" fo:border="0.002cm solid #000000"/>
    </style:style>
    <style:style style:name="Tabela14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4.905cm"/>
    </style:style>
    <style:style style:name="Tabela14.B" style:family="table-column">
      <style:table-column-properties style:column-width="12.095cm"/>
    </style:style>
    <style:style style:name="Tabela14.1" style:family="table-row">
      <style:table-row-properties fo:background-color="transparent" style:keep-together="true" fo:keep-together="auto">
        <style:background-image/>
      </style:table-row-properties>
    </style:style>
    <style:style style:name="Tabela1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4.B1" style:family="table-cell">
      <style:table-cell-properties style:vertical-align="middle" fo:background-color="transparent" fo:padding="0.097cm" fo:border="0.002cm solid #000000" style:writing-mode="page">
        <style:background-image/>
      </style:table-cell-properties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padding="0.097cm" fo:border="0.002cm solid #000000"/>
    </style:style>
    <style:style style:name="Tabela1" style:family="table">
      <style:table-properties style:width="17.004cm" fo:margin-left="0cm" fo:margin-right="-0.004cm" table:align="margins"/>
    </style:style>
    <style:style style:name="Tabela1.A" style:family="table-column">
      <style:table-column-properties style:column-width="8.864cm" style:rel-column-width="34161*"/>
    </style:style>
    <style:style style:name="Tabela1.B" style:family="table-column">
      <style:table-column-properties style:column-width="8.14cm" style:rel-column-width="3137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2.628cm"/>
    </style:style>
    <style:style style:name="Table1.B" style:family="table-column">
      <style:table-column-properties style:column-width="3.692cm"/>
    </style:style>
    <style:style style:name="Table1.C" style:family="table-column">
      <style:table-column-properties style:column-width="5.022cm"/>
    </style:style>
    <style:style style:name="Table1.D" style:family="table-column">
      <style:table-column-properties style:column-width="5.662cm"/>
    </style:style>
    <style:style style:name="Table1.1" style:family="table-row">
      <style:table-row-properties style:min-row-height="0.422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002cm solid #000000"/>
    </style:style>
    <style:style style:name="Table1.D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P3" style:family="paragraph" style:parent-style-name="Footnote">
      <style:text-properties style:font-name="Arial" fo:font-size="8pt" style:font-size-asian="8pt"/>
    </style:style>
    <style:style style:name="P4" style:family="paragraph" style:parent-style-name="Footnote">
      <style:paragraph-properties fo:text-align="start" style:justify-single-word="false" style:vertical-align="auto"/>
      <style:text-properties style:font-name="Arial" fo:font-size="8pt" fo:language="sl" fo:country="SI" style:font-size-asian="8pt" style:language-asian="zh" style:country-asian="CN"/>
    </style:style>
    <style:style style:name="P5" style:family="paragraph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Default">
      <style:text-properties fo:font-size="10pt" style:font-size-asian="10pt" style:font-size-complex="10pt"/>
    </style:style>
    <style:style style:name="P7" style:family="paragraph" style:parent-style-name="Default">
      <style:text-properties style:font-name="Arial CE" fo:font-size="10pt" fo:font-style="italic" fo:font-weight="bold" style:font-name-asian="Arial CE" style:font-size-asian="10pt" style:font-style-asian="italic" style:font-weight-asian="bold" style:font-name-complex="Arial CE" style:font-size-complex="10pt" style:font-style-complex="italic" style:font-weight-complex="bold"/>
    </style:style>
    <style:style style:name="P8" style:family="paragraph" style:parent-style-name="Default">
      <style:text-properties style:font-name="Arial CE" fo:font-size="10pt" fo:language="sl" fo:country="SI" fo:font-style="normal" fo:font-weight="bold" style:font-name-asian="Arial CE" style:font-size-asian="10pt" style:language-asian="zh" style:country-asian="CN" style:font-style-asian="normal" style:font-weight-asian="bold" style:font-name-complex="Arial CE" style:font-size-complex="10pt" style:font-style-complex="normal" style:font-weight-complex="bold"/>
    </style:style>
    <style:style style:name="P9" style:family="paragraph" style:parent-style-name="Default">
      <style:text-properties fo:font-size="7pt" fo:font-weight="bold" style:font-name-asian="Times New Roman" style:font-size-asian="7pt" style:language-asian="sl" style:country-asian="SI" style:font-weight-asian="bold" style:font-name-complex="Times New Roman" style:font-size-complex="7pt" style:font-weight-complex="bold"/>
    </style:style>
    <style:style style:name="P10" style:family="paragraph" style:parent-style-name="Default">
      <style:paragraph-properties fo:text-align="end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 style:parent-style-name="Default">
      <style:text-properties fo:color="#000000" style:font-name="Arial" fo:font-size="10pt" fo:language="sl" fo:country="SI" fo:font-style="italic" fo:font-weight="bold" style:font-name-asian="Arial" style:font-size-asian="10pt" style:language-asian="zh" style:country-asian="CN" style:font-style-asian="italic" style:font-weight-asian="bold" style:font-name-complex="Arial" style:font-size-complex="10pt" style:font-style-complex="italic" style:font-weight-complex="bold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</style:style>
    <style:style style:name="P15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6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7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9" style:family="paragraph" style:parent-style-name="Table_20_Contents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0" style:family="paragraph" style:parent-style-name="Table_20_Contents">
      <style:text-properties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Table_20_Contents">
      <style:text-properties style:font-name="Arial" style:font-name-asian="Arial" style:font-name-complex="Arial"/>
    </style:style>
    <style:style style:name="P22" style:family="paragraph" style:parent-style-name="Table_20_Contents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P23" style:family="paragraph" style:parent-style-name="Standard">
      <style:paragraph-properties fo:margin-left="0cm" fo:margin-right="0.305cm" fo:text-align="justify" style:justify-single-word="false" fo:text-indent="0cm" style:auto-text-indent="fals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margin-left="0cm" fo:margin-right="0.305cm" fo:text-align="justify" style:justify-single-word="false" fo:text-indent="0cm" style:auto-text-indent="false" fo:break-before="pag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Default" style:master-page-name="Standard">
      <style:paragraph-properties fo:text-align="end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6" style:family="paragraph" style:parent-style-name="Heading_20_1">
      <style:text-properties fo:font-size="2pt" style:font-size-asian="2pt" style:font-size-complex="2pt"/>
    </style:style>
    <style:style style:name="T1" style:family="text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T2" style:family="text">
      <style:text-properties style:font-name="Arial CE" fo:font-size="10pt" fo:font-weight="bold" style:font-name-asian="Arial CE" style:font-size-asian="10pt" style:font-weight-asian="bold" style:font-name-complex="Arial CE" style:font-size-complex="10pt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sl" fo:country="SI" style:font-size-asian="10pt" style:language-asian="zh" style:country-asian="CN" style:font-size-complex="10pt"/>
    </style:style>
    <style:style style:name="T6" style:family="text"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 Narrow" fo:font-weight="bold" style:font-weight-asian="bold"/>
    </style:style>
    <style:style style:name="T10" style:family="text">
      <style:text-properties fo:color="#000000" style:font-name="Arial CE" fo:font-size="10pt" fo:language="sl" fo:country="SI" style:font-name-asian="Arial CE" style:font-size-asian="10pt" style:language-asian="zh" style:country-asian="CN" style:font-name-complex="Arial CE" style:font-size-complex="10pt"/>
    </style:style>
    <style:style style:name="T11" style:family="text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T12" style:family="text">
      <style:text-properties fo:color="#000000" style:font-name="Arial" fo:font-size="10pt" fo:language="sl" fo:country="SI" fo:font-style="normal" fo:font-weight="normal" style:font-name-asian="Arial" style:font-size-asian="10pt" style:language-asian="zh" style:country-asian="CN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style:font-name="Arial" fo:font-size="10pt" fo:language="sl" fo:country="SI" fo:font-style="normal" fo:font-weight="bold" style:font-name-asian="Arial" style:font-size-asian="10pt" style:language-asian="zh" style:country-asian="CN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fo:color="#000000" style:font-name="Arial" fo:font-size="10pt" style:font-size-asian="10pt" style:font-size-complex="10pt"/>
    </style:style>
    <style:style style:name="T1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00" fo:font-size="10pt" fo:language="sl" fo:country="SI" fo:font-weight="bold" style:font-size-asian="10pt" style:language-asian="zh" style:country-asian="CN" style:font-weight-asian="bold" style:font-size-complex="10pt" style:font-weight-complex="bold"/>
    </style:style>
    <style:style style:name="T17" style:family="text">
      <style:text-properties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  <style:style style:name="T18" style:family="text">
      <style:text-properties fo:language="sl" fo:country="SI" fo:font-weight="bold" style:language-asian="zh" style:country-asian="CN" style:font-weight-asian="bold" style:font-weight-complex="bold"/>
    </style:style>
    <style:style style:name="T19" style:family="text">
      <style:text-properties fo:language="sl" fo:country="SI" style:language-asian="zh" style:country-asian="CN"/>
    </style:style>
    <style:style style:name="T20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21" style:family="text">
      <style:text-properties fo:font-variant="normal" fo:text-transform="none" fo:color="#000000" style:font-name="Arial" fo:font-size="10pt" fo:letter-spacing="normal" style:font-size-asian="10pt" style:font-size-complex="10pt"/>
    </style:style>
    <style:style style:name="T22" style:family="text">
      <style:text-properties fo:font-variant="normal" fo:text-transform="none" fo:color="#000000" style:font-name="Arial" fo:font-size="10pt" fo:letter-spacing="normal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0pt" fo:letter-spacing="normal" fo:language="sl" fo:country="SI" fo:font-style="normal" fo:font-weight="bold" style:font-name-asian="Arial" style:font-size-asian="10pt" style:language-asian="zh" style:country-asian="CN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fo:font-variant="normal" fo:text-transform="none" fo:color="#000000" fo:font-size="10pt" fo:letter-spacing="normal" fo:language="sl" fo:country="SI" fo:font-weight="bold" style:font-size-asian="10pt" style:language-asian="zh" style:country-asian="CN" style:font-weight-asian="bold" style:font-size-complex="10pt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text:p text:style-name="P25"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set text:name="zahtevek" office:value-type="string">[#list imetniki as imetnik]</text:variable-set></text:p>
      <text:p text:style-name="P10"><text:span text:style-name="T20">*</text:span><text:bookmark-start text:name="__DdeLink__5370_1191949864"/><text:span text:style-name="T20"><text:variable-set text:name="zahtevek" office:value-type="string">${imetnik.crtnaKoda}</text:variable-set></text:span><text:bookmark-end text:name="__DdeLink__5370_1191949864"/><text:span text:style-name="T20">*</text:span></text:p>
      <text:p text:style-name="P17"><text:variable-set text:name="zahtevek" office:value-type="string">${imetnik.crtnaKoda}</text:variable-set></text:p>
      <text:p text:style-name="Default"/>
      <text:h text:style-name="P26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9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3">Ime: </text:p>
          </table:table-cell>
          <table:table-cell table:style-name="Tabela12.B1" office:value-type="string">
            <text:p text:style-name="P12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${imetnik.ime}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3">Priimek: </text:p>
          </table:table-cell>
          <table:table-cell table:style-name="Tabela12.B1" office:value-type="string">
            <text:p text:style-name="P12"><text:bookmark-start text:name="__DdeLink__569_699591415"/><text:bookmark text:name="Besedilo31"/><text:variable-set text:name="zahtevek" office:value-type="string">${imetnik.priimek}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4"><text:span text:style-name="T10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2" office:value-type="string">
            <text:p text:style-name="P12"><text:bookmark text:name="Besedilo32"/><text:variable-set text:name="zahtevek" office:value-type="string">${imetnik.davcna}</text:variable-set></text:p>
          </table:table-cell>
          <table:table-cell table:style-name="Tabela12.A1" office:value-type="string">
            <text:p text:style-name="P14"><text:span text:style-name="T11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B2" office:value-type="string">
            <text:p text:style-name="P12"><text:bookmark text:name="Besedilo33"/><text:variable-set text:name="zahtevek" office:value-type="string">${imetnik.emso!}</text:variable-set></text:p>
          </table:table-cell>
        </table:table-row>
        <table:table-row table:style-name="Tabela12.1">
          <table:table-cell table:style-name="Tabela12.A1" office:value-type="string">
            <text:p text:style-name="P13">E-naslov:</text:p>
          </table:table-cell>
          <table:table-cell table:style-name="Tabela12.B1" table:number-columns-spanned="3" office:value-type="string">
            <text:p text:style-name="P12"><text:bookmark text:name="Besedilo34"/><text:variable-set text:name="zahtevek" office:value-type="string">${imetnik.ENaslov}</text:variable-set></text:p>
          </table:table-cell>
          <table:covered-table-cell/>
          <table:covered-table-cell/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7"><text:variable-set text:name="zahtevek" office:value-type="string">${imetnik.potrdilo}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4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2"><text:bookmark text:name="Besedilo37"/><text:variable-set text:name="zahtevek" office:value-type="string">${imetnik.gesloZaPreklic}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-start text:name="__DdeLink__326_198089435"/><text:bookmark text:name="Besedilo39"/><text:span text:style-name="T6"><text:variable-set text:name="zahtevek" office:value-type="string">${imetnik.potNaPametnikKartici}</text:variable-set></text:span><text:bookmark-end text:name="__DdeLink__326_198089435"/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Podatki za SIGOV-CA</text:p>
          </table:table-cell>
          <table:table-cell table:style-name="Tabela1.B1" office:value-type="string">
            <text:p text:style-name="P19">Podatki za VSRS</text:p>
          </table:table-cell>
        </table:table-row>
        <table:table-row>
          <table:table-cell table:style-name="Tabela1.A2" office:value-type="string">
            <text:p text:style-name="P21"><text:span text:style-name="T8">Čitalec:</text:span><text:span text:style-name="T25"> </text:span><text:bookmark-start text:name="__DdeLink__390_198089435"/><text:span text:style-name="T6"><text:variable-set text:name="zahtevek" office:value-type="string">[#if imetnik.imaCitalec ="NE"]</text:variable-set></text:span><text:bookmark-end text:name="__DdeLink__390_198089435"/><text:span text:style-name="T7">Ne potrebujem čitalca SIGOV-CA</text:span><text:bookmark-start text:name="__DdeLink__556_198089435"/><text:span text:style-name="T6"><text:variable-set text:name="zahtevek" office:value-type="string">[/#if]</text:variable-set></text:span><text:bookmark-end text:name="__DdeLink__556_198089435"/><text:bookmark-start text:name="__DdeLink__1082_198089435"/><text:bookmark-start text:name="__DdeLink__460_198089435"/><text:span text:style-name="T6"><text:variable-set text:name="zahtevek" office:value-type="string">[#if imetnik.imaCitalec ="DA"]</text:variable-set></text:span><text:bookmark-end text:name="__DdeLink__1082_198089435"/><text:bookmark-end text:name="__DdeLink__460_198089435"/><text:span text:style-name="T7">Imam čitalec SIGOV-CA</text:span><text:span text:style-name="T6"><text:variable-set text:name="zahtevek" office:value-type="string">[/#if]</text:variable-set></text:span></text:p>
            <text:p text:style-name="P20"><text:span text:style-name="T26">Pametna kartica: </text:span><text:span text:style-name="T18"><text:variable-set text:name="zahtevek" office:value-type="string">[#if imetnik.imaPametnoKartico ="NE"]</text:variable-set></text:span>Nimam pametne kartice SIGOV-CA<text:span text:style-name="T18"><text:variable-set text:name="zahtevek" office:value-type="string">[/#if]</text:variable-set></text:span><text:span text:style-name="T18"><text:variable-set text:name="zahtevek" office:value-type="string">[#if imetnik.imaPametnoKartico ="DA"]</text:variable-set></text:span><text:span text:style-name="T19">I</text:span>mam pametno kartico SIGOV-CA<text:bookmark-start text:name="__DdeLink__619_457374473"/><text:span text:style-name="T18"><text:variable-set text:name="zahtevek" office:value-type="string">[/#if]</text:variable-set></text:span><text:bookmark-end text:name="__DdeLink__619_457374473"/></text:p>
          </table:table-cell>
          <table:table-cell table:style-name="Tabela1.B2" office:value-type="string">
            <text:p text:style-name="Table_20_Contents"><text:span text:style-name="T28">Čitalec:</text:span><text:span text:style-name="T27"> </text:span><text:span text:style-name="T23"><text:variable-set text:name="zahtevek" office:value-type="string">[#if imetnik.imaCitalecVSRS ="NE"]</text:variable-set></text:span><text:bookmark-start text:name="__DdeLink__312_80149333"/><text:span text:style-name="T22">Potrebujem čitalec VSRS</text:span><text:bookmark-end text:name="__DdeLink__312_80149333"/><text:bookmark-start text:name="__DdeLink__1350_198089435"/><text:bookmark-start text:name="__DdeLink__1274_198089435"/><text:span text:style-name="T23"><text:variable-set text:name="zahtevek" office:value-type="string">[/#if]</text:variable-set></text:span><text:bookmark-end text:name="__DdeLink__1350_198089435"/><text:bookmark-end text:name="__DdeLink__1274_198089435"/><text:span text:style-name="T23"><text:variable-set text:name="zahtevek" office:value-type="string">[#if imetnik.imaCitalecVSRS ="DA"]</text:variable-set></text:span><text:span text:style-name="T12">Ne potrebujem čitalca</text:span><text:bookmark-start text:name="__DdeLink__1444_198089435"/><text:span text:style-name="T13"><text:variable-set text:name="zahtevek" office:value-type="string">[/#if]</text:variable-set></text:span><text:bookmark-end text:name="__DdeLink__1444_198089435"/></text:p>
            <text:p text:style-name="P22"><text:span text:style-name="T15">Pametna kartica:</text:span><text:span text:style-name="T14"> </text:span><text:span text:style-name="T16"><text:variable-set text:name="zahtevek" office:value-type="string">[#if imetnik.imaPametnoKarticoVSRS ="NE"]</text:variable-set></text:span><text:bookmark text:name="__DdeLink__1560_198089435"/><text:span text:style-name="T14">Nimam</text:span><text:span text:style-name="T21"> pametne kartice VSRS</text:span><text:bookmark-start text:name="__DdeLink__1562_198089435"/><text:span text:style-name="T24"><text:variable-set text:name="zahtevek" office:value-type="string">[/#if]</text:variable-set></text:span><text:bookmark-end text:name="__DdeLink__1562_198089435"/><text:span text:style-name="T24"><text:variable-set text:name="zahtevek" office:value-type="string">[#if imetnik.imaPametnoKarticoVSRS ="DA"]</text:variable-set></text:span><text:span text:style-name="T21">Imam pametno kartico VSRS</text:span><text:span text:style-name="T24"><text:variable-set text:name="zahtevek" office:value-type="string">[/#if]</text:variable-set></text:span></text:p>
          </table:table-cell>
        </table:table-row>
      </table:table>
      <text:p text:style-name="P11"><text:bookmark text:name="__DdeLink__7417_777731250"/></text:p>
      <text:p text:style-name="P8"/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</text:span><text:soft-page-break/><text:span text:style-name="T1">bom, po prenehanju uporabe digitalnega potrdila SIGOV-CA, za katerega sem podal(a) ta zahtevek, vrnil(a) na naslov Vrhovnega </text:span><text:span text:style-name="T1">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Kraj in datum:</text:p>
          </table:table-cell>
          <table:table-cell table:style-name="Table1.B1" office:value-type="string">
            <text:p text:style-name="P18"/>
          </table:table-cell>
          <table:table-cell table:style-name="Table1.A1" office:value-type="string">
            <text:p text:style-name="P16">Podpis bodočega imetnika:</text:p>
          </table:table-cell>
          <table:table-cell table:style-name="Table1.D1" office:value-type="string">
            <text:p text:style-name="P18"/>
          </table:table-cell>
        </table:table-row>
      </table:table>
      <text:p text:style-name="P23"><text:bookmark-start text:name="__DdeLink__663_777731250"/><text:variable-set text:name="zahtevek" office:value-type="string">[#if imetnik_index +1&lt; imetniki?size]</text:variable-set><text:bookmark-end text:name="__DdeLink__663_777731250"/></text:p>
      <text:p text:style-name="P24"><text:bookmark-start text:name="__DdeLink__1313_777731250"/><text:variable-set text:name="zahtevek" office:value-type="string">[/#if]</text:variable-set><text:bookmark-end text:name="__DdeLink__1313_777731250"/><text:variable-set text:name="zahtevek" office:value-type="string">[/#list]</text:variable-se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j</meta:initial-creator>
    <meta:creation-date>2013-08-26T19:49:00</meta:creation-date>
    <dc:date>2013-10-18T14:48:05.95</dc:date>
    <meta:generator>OpenOffice.org/3.3$Win32 OpenOffice.org_project/330m20$Build-9567</meta:generator>
    <meta:editing-duration>P4DT10H47M54S</meta:editing-duration>
    <meta:editing-cycles>113</meta:editing-cycles>
    <meta:document-statistic meta:table-count="7" meta:image-count="0" meta:object-count="0" meta:page-count="3" meta:paragraph-count="41" meta:word-count="522" meta:character-count="3881"/>
  </office:meta>
</office:document-meta>
</file>